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1">
      <style:paragraph-properties fo:margin-top="0cm" fo:margin-bottom="0cm" style:contextual-spacing="false"/>
    </style:style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</text:h>
      <text:h text:style-name="Heading_20_4" text:outline-level="4">1.1 Objetivo</text:h>
      <text:p text:style-name="Text_20_body">O objetivo deste documento é apresentar os requisitos funcionais e não funcionais para o desenvolvimento de um sistema de locação de veículos online.</text:p>
      <text:h text:style-name="Heading_20_4" text:outline-level="4">1.2 Escopo</text:h>
      <text:p text:style-name="Text_20_body">O sistema de locação de veículos online visa proporcionar aos usuários a facilidade de alugar veículos por meio da plataforma web. Ele abrange desde o cadastro de usuários até o processo de devolução do veículo, proporcionando uma experiência eficiente e segura.</text:p>
      <text:p text:style-name="Horizontal_20_Line"/>
      <text:h text:style-name="Heading_20_3" text:outline-level="3">2. Requisitos Funcionais</text:h>
      <text:h text:style-name="Heading_20_4" text:outline-level="4">2.1 Cadastro de Usuários</text:h>
      <text:list xml:id="list2175213311" text:style-name="L1">
        <text:list-item>
          <text:p text:style-name="P2">O sistema deve permitir que os usuários se cadastrem na plataforma, fornecendo informações como nome, endereço, e-mail e número de telefone.</text:p>
        </text:list-item>
        <text:list-item>
          <text:p text:style-name="P1">O sistema deve validar a autenticidade do e-mail fornecido durante o cadastro.</text:p>
        </text:list-item>
      </text:list>
      <text:h text:style-name="Heading_20_4" text:outline-level="4">2.2 Locação de Veículos</text:h>
      <text:list xml:id="list553382266" text:style-name="L2">
        <text:list-item>
          <text:p text:style-name="P4">Os usuários devem ser capazes de buscar veículos disponíveis com base em critérios como localização, modelo, categoria e disponibilidade.</text:p>
        </text:list-item>
        <text:list-item>
          <text:p text:style-name="P4">O sistema deve exibir informações detalhadas sobre cada veículo, incluindo características, preço da locação e avaliações de outros usuários.</text:p>
        </text:list-item>
        <text:list-item>
          <text:p text:style-name="P3">O usuário deve ser capaz de selecionar um veículo para locação e definir as datas de início e término da locação.</text:p>
        </text:list-item>
      </text:list>
      <text:h text:style-name="Heading_20_4" text:outline-level="4">2.3 Reservas</text:h>
      <text:list xml:id="list3586867629" text:style-name="L3">
        <text:list-item>
          <text:p text:style-name="P6">Os usuários podem efetuar reservas para garantir a disponibilidade do veículo desejado para as datas escolhidas.</text:p>
        </text:list-item>
        <text:list-item>
          <text:p text:style-name="P5">O sistema deve fornecer uma confirmação da reserva e enviar notificações por e-mail ou mensagem de texto.</text:p>
        </text:list-item>
      </text:list>
      <text:h text:style-name="Heading_20_4" text:outline-level="4">2.4 Pagamentos</text:h>
      <text:list xml:id="list733364934" text:style-name="L4">
        <text:list-item>
          <text:p text:style-name="P8">O sistema deve aceitar pagamentos online de forma segura, utilizando métodos como cartão de crédito.</text:p>
        </text:list-item>
        <text:list-item>
          <text:p text:style-name="P7">Os usuários devem receber comprovantes de pagamento e detalhes da transação.</text:p>
        </text:list-item>
      </text:list>
      <text:h text:style-name="Heading_20_4" text:outline-level="4">2.5 Gerenciamento de Conta</text:h>
      <text:list xml:id="list456993114" text:style-name="L5">
        <text:list-item>
          <text:p text:style-name="P9">Os usuários devem poder visualizar seu histórico de locações, editar informações pessoais e alterar suas senhas.</text:p>
        </text:list-item>
      </text:list>
      <text:h text:style-name="Heading_20_4" text:outline-level="4"><text:soft-page-break/>2.6 Devolução de Veículos</text:h>
      <text:list xml:id="list775178144" text:style-name="L6">
        <text:list-item>
          <text:p text:style-name="P10">Os usuários devem poder registrar a devolução de um veículo, incluindo informações sobre o estado do veículo no momento da devolução.</text:p>
        </text:list-item>
      </text:list>
      <text:p text:style-name="Horizontal_20_Line"/>
      <text:h text:style-name="Heading_20_3" text:outline-level="3">3. Requisitos Não Funcionais</text:h>
      <text:h text:style-name="Heading_20_4" text:outline-level="4">3.1 Desempenho</text:h>
      <text:list xml:id="list3054446210" text:style-name="L7">
        <text:list-item>
          <text:p text:style-name="P11">O sistema deve ser capaz de suportar um grande número de usuários simultâneos, garantindo tempos de resposta rápidos.</text:p>
        </text:list-item>
      </text:list>
      <text:h text:style-name="Heading_20_4" text:outline-level="4">3.2 Segurança</text:h>
      <text:list xml:id="list2447971011" text:style-name="L8">
        <text:list-item>
          <text:p text:style-name="P12">A plataforma deve utilizar práticas de segurança robustas para proteger informações sensíveis dos usuários, como dados pessoais e informações de pagamento.</text:p>
        </text:list-item>
      </text:list>
      <text:h text:style-name="Heading_20_4" text:outline-level="4">3.3 Usabilidade</text:h>
      <text:list xml:id="list3512969006" text:style-name="L9">
        <text:list-item>
          <text:p text:style-name="P13">A interface do usuário deve ser intuitiva e fácil de usar, garantindo uma experiência amigável para usuários de diferentes níveis de habilidade.</text:p>
        </text:list-item>
      </text:list>
      <text:h text:style-name="Heading_20_4" text:outline-level="4">3.4 Confiabilidade</text:h>
      <text:list xml:id="list3641782393" text:style-name="L10">
        <text:list-item>
          <text:p text:style-name="P14">O sistema deve ser altamente confiável, minimizando falhas e garantindo disponibilidade constante.</text:p>
        </text:list-item>
      </text:list>
      <text:p text:style-name="Horizontal_20_Line"/>
      <text:h text:style-name="Heading_20_3" text:outline-level="3">4. Diagrama de Caso de Uso</text:h>
      <text:p text:style-name="Text_20_body">[Inserir aqui o diagrama de caso de uso]</text:p>
      <text:p text:style-name="Horizontal_20_Line"/>
      <text:h text:style-name="Heading_20_3" text:outline-level="3">5. Conclusão</text:h>
      <text:p text:style-name="Text_20_body">Este documento de levantamento de requisitos estabelece a base para o desenvolvimento do sistema de locação de veículos online. A implementação desses requisitos garantirá um sistema funcional, seguro e eficiente para atender às necessidades dos usuários.</text:p>
      <text:p text:style-name="Horizontal_20_Line"/>
      <text:p text:style-name="Text_20_body"><text:span text:style-name="Emphasis">Observação: Para a criação do diagrama de caso de uso, é recomendado o uso de ferramentas específicas, como o Lucidchart, draw.io ou outras ferramentas de modelagem de UML.</text:span></text:p>
      <text:p text:style-name="Text_20_body"><text:span text:style-name="Strong_20_Emphasis">Lista de Requisitos Não Funcionais:</text:span></text:p>
      <text:list xml:id="list57086201" text:style-name="L11">
        <text:list-item>
          <text:p text:style-name="P15"><text:span text:style-name="Strong_20_Emphasis">RNF01 - Segurança da Informação:</text:span></text:p>
          <text:list>
            <text:list-item>
              <text:p text:style-name="P16">O sistema deve adotar práticas de criptografia para proteger dados sensíveis, como informações de login e dados de pagamento.</text:p>
            </text:list-item>
          </text:list>
        </text:list-item>
        <text:list-item>
          <text:p text:style-name="P15"><text:span text:style-name="Strong_20_Emphasis">RNF02 - Disponibilidade:</text:span></text:p>
          <text:list>
            <text:list-item>
              <text:p text:style-name="P16"><text:soft-page-break/>O sistema deve garantir uma disponibilidade de 99,9%, permitindo manutenções programadas durante períodos de baixa demanda.</text:p>
            </text:list-item>
          </text:list>
        </text:list-item>
        <text:list-item>
          <text:p text:style-name="P15"><text:span text:style-name="Strong_20_Emphasis">RNF03 - Desempenho:</text:span></text:p>
          <text:list>
            <text:list-item>
              <text:p text:style-name="P16">O tempo de resposta do sistema para consultas e transações não deve exceder 2 segundos, mesmo em momentos de pico.</text:p>
            </text:list-item>
          </text:list>
        </text:list-item>
        <text:list-item>
          <text:p text:style-name="P15"><text:span text:style-name="Strong_20_Emphasis">RNF04 - Compatibilidade:</text:span></text:p>
          <text:list>
            <text:list-item>
              <text:p text:style-name="P16">O sistema deve ser compatível com os principais navegadores web (Chrome, Firefox, Safari, Edge) e dispositivos (desktop, tablet, smartphone).</text:p>
            </text:list-item>
          </text:list>
        </text:list-item>
        <text:list-item>
          <text:p text:style-name="P15"><text:span text:style-name="Strong_20_Emphasis">RNF05 - Auditoria de Acessos:</text:span></text:p>
          <text:list>
            <text:list-item>
              <text:p text:style-name="P16">O sistema deve manter logs detalhados de todas as atividades dos usuários, permitindo auditorias internas e investigações de segurança.</text:p>
            </text:list-item>
          </text:list>
        </text:list-item>
        <text:list-item>
          <text:p text:style-name="P15"><text:span text:style-name="Strong_20_Emphasis">RNF06 - Resposta a Falhas:</text:span></text:p>
          <text:list>
            <text:list-item>
              <text:p text:style-name="P16">O sistema deve ser capaz de se recuperar automaticamente de falhas não críticas e fornecer mensagens claras de erro para os usuários.</text:p>
            </text:list-item>
          </text:list>
        </text:list-item>
        <text:list-item>
          <text:p text:style-name="P15"><text:span text:style-name="Strong_20_Emphasis">RNF07 - Escalabilidade:</text:span></text:p>
          <text:list>
            <text:list-item>
              <text:p text:style-name="P15">O sistema deve ser escalável para lidar com um aumento significativo no número de usuários e transações sem comprometer o desempenho.</text:p>
            </text:list-item>
          </text:list>
        </text:list-item>
      </text:list>
      <text:p text:style-name="Horizontal_20_Line"/>
      <text:p text:style-name="Text_20_body"><text:span text:style-name="Strong_20_Emphasis">Lista de Requisitos Funcionais:</text:span></text:p>
      <text:list xml:id="list3746426473" text:style-name="L12">
        <text:list-item>
          <text:p text:style-name="P17"><text:span text:style-name="Strong_20_Emphasis">RF01 - Cadastro de Usuários:</text:span></text:p>
          <text:list>
            <text:list-item>
              <text:p text:style-name="P18">O sistema deve permitir que novos usuários se cadastrem fornecendo informações pessoais básicas.</text:p>
            </text:list-item>
          </text:list>
        </text:list-item>
        <text:list-item>
          <text:p text:style-name="P17"><text:span text:style-name="Strong_20_Emphasis">RF02 - Busca de Veículos:</text:span></text:p>
          <text:list>
            <text:list-item>
              <text:p text:style-name="P18">Os usuários devem poder buscar veículos com base em critérios como localização, modelo, categoria e disponibilidade.</text:p>
            </text:list-item>
          </text:list>
        </text:list-item>
        <text:list-item>
          <text:p text:style-name="P17"><text:span text:style-name="Strong_20_Emphasis">RF03 - Reserva de Veículos:</text:span></text:p>
          <text:list>
            <text:list-item>
              <text:p text:style-name="P18">Os usuários podem efetuar reservas de veículos selecionados para datas específicas.</text:p>
            </text:list-item>
          </text:list>
        </text:list-item>
        <text:list-item>
          <text:p text:style-name="P17"><text:span text:style-name="Strong_20_Emphasis">RF04 - Pagamento Online:</text:span></text:p>
          <text:list>
            <text:list-item>
              <text:p text:style-name="P18">O sistema deve aceitar pagamentos online por meio de cartão de crédito para confirmar as reservas.</text:p>
            </text:list-item>
          </text:list>
        </text:list-item>
        <text:list-item>
          <text:p text:style-name="P17"><text:span text:style-name="Strong_20_Emphasis">RF05 - Gerenciamento de Conta:</text:span></text:p>
          <text:list>
            <text:list-item>
              <text:p text:style-name="P18">Os usuários devem poder visualizar e editar suas informações pessoais, incluindo histórico de locações.</text:p>
            </text:list-item>
          </text:list>
        </text:list-item>
        <text:list-item>
          <text:p text:style-name="P17"><text:span text:style-name="Strong_20_Emphasis">RF06 - Devolução de Veículos:</text:span></text:p>
          <text:list>
            <text:list-item>
              <text:p text:style-name="P18">Os usuários devem poder registrar a devolução de um veículo e fornecer informações sobre o estado do veículo.</text:p>
            </text:list-item>
          </text:list>
        </text:list-item>
        <text:list-item>
          <text:p text:style-name="P17"><text:span text:style-name="Strong_20_Emphasis">RF07 - Notificações por E-mail:</text:span></text:p>
          <text:list>
            <text:list-item>
              <text:p text:style-name="P18">O sistema deve enviar e-mails automáticos para confirmar registros de usuário, reservas, pagamentos e devoluções.</text:p>
            </text:list-item>
          </text:list>
        </text:list-item>
        <text:list-item>
          <text:p text:style-name="P17"><text:soft-page-break/><text:span text:style-name="Strong_20_Emphasis">RF08 - Geração de Código de Reserva:</text:span></text:p>
          <text:list>
            <text:list-item>
              <text:p text:style-name="P17">Um código único deve ser gerado automaticamente para cada reserva, utilizado como referência durante o processo de locaçã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6:24:35.076743887</meta:creation-date>
    <dc:date>2023-12-16T16:26:20.269249672</dc:date>
    <meta:editing-duration>PT1M4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69" meta:word-count="825" meta:character-count="5247" meta:non-whitespace-character-count="4536"/>
  </office:meta>
</office:document-meta>
</file>